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color="#000080" style:text-underline-style="solid" style:text-underline-width="auto" style:text-underline-color="#000080"/>
    </style:style>
    <style:style style:name="T1" style:family="text">
      <style:text-properties fo:color="#000080" style:text-underline-style="solid" style:text-underline-width="auto" style:text-underline-color="#000080"/>
    </style:style>
    <style:style style:name="T2" style:family="text">
      <style:text-properties fo:color="#000080" fo:font-size="16.1000003814697pt" style:text-underline-style="solid" style:text-underline-width="auto" style:text-underline-color="#000080" style:font-size-asian="16.1000003814697pt" style:font-size-complex="16.1000003814697pt"/>
    </style:style>
    <style:style style:name="T3" style:family="text">
      <style:text-properties fo:color="#000080" fo:font-size="16.1000003814697pt" style:font-size-asian="16.1000003814697pt" style:font-size-complex="16.1000003814697pt"/>
    </style:style>
    <style:style style:name="T4" style:family="text">
      <style:text-properties fo:color="#000080" fo:font-size="16.1000003814697pt" style:text-underline-style="solid" style:text-underline-width="auto" style:text-underline-color="font-color" style:font-size-asian="16.1000003814697pt" style:font-size-complex="16.1000003814697pt"/>
    </style:style>
    <style:style style:name="T5" style:family="text">
      <style:text-properties fo:font-size="16.1000003814697pt" style:font-size-asian="16.1000003814697pt" style:font-size-complex="16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Heading_20_1.title">ONE LAPTOP PER CHILD (OLPC)</text:p>
      <text:p text:style-name="Heading_20_1.title">GUIDE DE DEPLOIEMENT 2011</text:p>
      <text:p text:style-name="Heading_20_1.title"/>
      <text:p text:style-name="Heading_20_1.title"/>
      <text:h text:style-name="Heading_20_1" text:outline-level="1"><text:bookmark-start text:name="OrgXref.sec-1"/><text:bookmark text:name="sec-1"/><text:a xlink:type="simple" xlink:href="../olpc-deployment-guide-one-laptop-per-child.org">O</text:a><text:span text:style-name="T4">LPC</text:span><text:span text:style-name="T2"> </text:span><text:bookmark-end text:name="OrgXref.sec-1"/></text:h>
      <text:h text:style-name="Heading_20_1" text:outline-level="1"><text:bookmark text:name="sec-2"/><text:span text:style-name="T1">Stratégie d'apprentissage</text:span><text:bookmark-start text:name="OrgXref.sec-2"/><text:bookmark-end text:name="OrgXref.sec-2"/></text:h>
      <text:h text:style-name="Heading_20_1" text:outline-level="1"><text:bookmark-start text:name="OrgXref.sec-3"/><text:bookmark text:name="sec-3"/><text:a xlink:type="simple" xlink:href="../olpc-deployment-guide-introduction-to-deployment-guide.org">Introduction</text:a><text:bookmark-end text:name="OrgXref.sec-3"/></text:h>
      <text:h text:style-name="P1" text:outline-level="1">Réalisation du projet<text:bookmark-start text:name="OrgXref.sec-4"/> <text:bookmark-end text:name="OrgXref.sec-4"/></text:h>
      <text:h text:style-name="Heading_20_1" text:outline-level="1"><text:bookmark text:name="sec-5"/><text:span text:style-name="T1">Stratégie de support</text:span><text:bookmark-start text:name="OrgXref.sec-5"/><text:bookmark-end text:name="OrgXref.sec-5"/></text:h>
      <text:h text:style-name="Heading_20_1" text:outline-level="1"><text:bookmark-start text:name="OrgXref.sec-6"/><text:bookmark text:name="sec-6"/><text:a xlink:type="simple" xlink:href="../olpc-deployment-guide-planning-phase.org">Phase</text:a><text:bookmark-end text:name="OrgXref.sec-6"/><text:span text:style-name="T1"> de planification</text:span></text:h>
      <text:h text:style-name="P1" text:outline-level="1"><text:bookmark text:name="sec-7"/>Etude de faisabilité<text:bookmark-start text:name="OrgXref.sec-7"/> <text:bookmark-end text:name="OrgXref.sec-7"/></text:h>
      <text:h text:style-name="P1" text:outline-level="1">Contrats d'achat et p<text:bookmark text:name="sec-8"/>rocessus de commande<text:bookmark-start text:name="OrgXref.sec-8"/><text:bookmark-end text:name="OrgXref.sec-8"/></text:h>
      <text:h text:style-name="Heading_20_1" text:outline-level="1"><text:bookmark-start text:name="OrgXref.sec-9"/><text:bookmark text:name="sec-9"/><text:a xlink:type="simple" xlink:href="../olpc-deployment-guide-deployment-phase.org">Phase</text:a><text:span text:style-name="T1"> </text:span><text:bookmark-end text:name="OrgXref.sec-9"/><text:span text:style-name="T1">de déploiement</text:span></text:h>
      <text:h text:style-name="Heading_20_1" text:outline-level="1"><text:bookmark text:name="sec-10"/><text:span text:style-name="T1">Phase de p</text:span><text:bookmark-start text:name="OrgXref.sec-10"/><text:a xlink:type="simple" xlink:href="../olpc-deployment-guide-post-deployment-phase.org">ost-déploiement</text:a><text:span text:style-name="T1"> </text:span><text:bookmark-end text:name="OrgXref.sec-10"/></text:h>
      <text:h text:style-name="P1" text:outline-level="1"><text:bookmark text:name="sec-11"/>Résumé des tâches recommandées<text:bookmark-start text:name="OrgXref.sec-11"/> <text:bookmark-end text:name="OrgXref.sec-11"/></text:h>
      <text:h text:style-name="Heading_20_1" text:outline-level="1"><text:a xlink:type="simple" xlink:href="../olpc-deployment-guide-related-websites.org">L</text:a><text:span text:style-name="T1">iens utiles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009cm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PC Foundation (c) 2011 One Laptop Per Child Association, Inc.</meta:initial-creator>
    <dc:date>2011-10-02T15:24:54.21</dc:date>
    <meta:creation-date>2011-09-12</meta:creation-date>
    <meta:generator>OpenOffice.org/3.2$Win32 OpenOffice.org_project/320m12$Build-9483</meta:generator>
    <meta:keyword/>
    <dc:subject/>
    <dc:title>ONE LAPTOP PER CHILD DEPLOYMENT GUIDE 2011</dc:title>
    <meta:editing-duration>PT00H03M47S</meta:editing-duration>
    <meta:editing-cycles>4</meta:editing-cycles>
    <meta:printed-by>cecile wyler roulet</meta:printed-by>
    <meta:print-date>2011-09-21T16:09:42.72</meta:print-date>
    <dc:creator>cecile wyler roulet</dc:creator>
    <meta:document-statistic meta:table-count="0" meta:image-count="0" meta:object-count="0" meta:page-count="1" meta:paragraph-count="14" meta:word-count="43" meta:character-count="310"/>
  </office:meta>
</office:document-meta>
</file>